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30000002F7E2E77D31A630C91.png" manifest:media-type="image/png"/>
  <manifest:file-entry manifest:full-path="Pictures/100002010000000F0000000F7E8872E564C03E85.png" manifest:media-type="image/png"/>
  <manifest:file-entry manifest:full-path="Pictures/10000201000000100000000FADFB707D479F4292.png" manifest:media-type="image/png"/>
  <manifest:file-entry manifest:full-path="Pictures/100002010000000F0000000F560DF292D76B6C44.png" manifest:media-type="image/png"/>
  <manifest:file-entry manifest:full-path="Pictures/100002010000002F0000002F59E9AADB58961239.png" manifest:media-type="image/png"/>
  <manifest:file-entry manifest:full-path="Pictures/10000201000000FD00000036BD57519D11B6D9D4.png" manifest:media-type="image/png"/>
  <manifest:file-entry manifest:full-path="Pictures/100002010000002800000028EB0543CE7149358B.png" manifest:media-type="image/png"/>
  <manifest:file-entry manifest:full-path="Pictures/100002010000002F0000002F19A3AC7C684C9776.png" manifest:media-type="image/png"/>
  <manifest:file-entry manifest:full-path="Pictures/1000020100000028000000288BEF8E04D1A9FC6E.png" manifest:media-type="image/png"/>
  <manifest:file-entry manifest:full-path="Pictures/100002010000000F0000001024AC4FEB9A41E496.png" manifest:media-type="image/png"/>
  <manifest:file-entry manifest:full-path="Pictures/10000201000000100000001065CFD4849966DF9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5.25cm" fo:min-width="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1.822cm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5.25cm" fo:min-width="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color="#ffffff"/>
    </style:style>
    <style:style style:name="P3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729fcf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ath draw:style-name="gr1" draw:text-style-name="P1" draw:layer="layout" svg:width="5.499cm" svg:height="5.499cm" svg:x="12.4cm" svg:y="6cm" svg:viewBox="0 0 5500 5500" svg:d="M862 2301c-64 0-117 52-117 117v2254c0 65 53 117 117 117h3775c65 0 117-52 117-117v-2254c0-65-52-117-117-117-494 0-1015-1-1532-1h-1333c-319 0-625 0-910 1zM1439 2318l6 16 20 62h333c-11 3-22 9-31 16h-297l52 154 254-1c15 9 32 15 50 15s35-6 50-15h249c2 12 6 24 12 34h-606l41 127 1 4c22 56 39 100 163 100h2041c70 0 98-41 118-103l41-128h-603c6-10 10-22 12-34h253c14 9 31 15 49 15 19 0 36-6 50-15h250l50-153h-290c-10-7-20-13-32-16h327l25-76h37l-7 14-20 62h210c15-6 31-9 48-9 79 0 144 65 144 144 0 26-7 50-19 71l-70 347h-17l64-316c-26 26-62 43-102 43-80 0-145-65-145-145 0-49 25-93 63-119h-181l-105 325c-21 62-54 126-150 126h-2041c-146 0-171-62-194-121l-2-5-105-325h-172c6 4 11 9 17 14 28 26 46 64 46 105 0 80-65 145-144 145-40 0-75-16-101-42l81 315h-17l-91-350c-10-20-17-43-17-68 0-35 13-67 35-93 26-31 66-51 110-51 17 0 34 4 50 9h197l-23-73 16-5c11-6 12-5 17 0zM2373 2318h34v78h657v-78h33v78h523c-12 3-22 9-32 16h-491v153h62c2 12 7 24 13 34h-874c6-10 10-22 12-34h63v-153h-488c-9-7-20-13-31-16h519zM3064 2412h-657v153h657zM938 2444v6l-86-22c7-17 23-29 42-29 24 0 44 20 44 45zM1851 2412c30 11 52 40 52 74 0 42-34 77-77 77s-77-35-77-77c0-34 22-63 52-74 8-2 16-4 25-4s17 2 25 4zM3647 2408c9 0 18 2 25 4 31 11 53 40 53 74 0 42-35 77-78 77-42 0-77-35-77-77 0-34 22-63 53-74 7-2 16-4 24-4zM4624 2456v6l-86-21c7-17 23-29 42-29 24 0 44 20 44 44zM1182 2421c-24 0-46 7-64 20-28 20-47 53-47 90 0 62 50 111 111 111s111-49 111-111c0-42-25-79-60-98-16-8-33-12-51-12zM4295 2421c-61 0-111 49-111 110 0 62 50 111 111 111s111-49 111-111c0-61-50-110-111-110zM1182 2431c10 0 20 2 29 5 41 12 71 51 71 95 0 56-45 101-100 101-56 0-101-45-101-101 0-40 24-75 59-90 13-6 27-10 42-10zM4295 2431c55 0 100 45 100 100 0 56-44 101-100 101-55 0-101-45-101-101 0-55 45-100 101-100zM933 2465c-8 14-23 23-39 23-24 0-44-19-45-43zM4619 2478c-8 14-23 23-39 23-24 0-44-20-45-44zM2217 2473c43 0 78 35 78 77 0 5-1 10-2 15-2 13-8 24-15 34-15 17-36 29-61 29-24 0-46-12-60-29-8-10-13-21-15-34-1-5-2-10-2-15 0-42 35-77 77-77zM3330 2550c0 5-1 10-2 15-2 13-8 24-15 34-15 17-36 29-61 29-24 0-46-12-60-29-8-10-13-21-16-34-1-5-1-10-1-15 0-42 35-77 77-77 43 0 78 35 78 77zM1182 2481c-28 0-50 23-50 50 0 28 22 51 50 51 27 0 50-23 50-51 0-27-23-50-50-50zM4295 2481c-28 0-51 23-51 50 0 28 23 51 51 51 27 0 50-23 50-51 0-27-23-50-50-50zM1182 2496c19 0 35 16 35 35 0 20-16 36-35 36-20 0-36-16-36-36 0-19 16-35 36-35zM4295 2496c19 0 35 16 35 35 0 20-15 36-35 36-19 0-36-16-36-36 0-19 16-35 36-35zM1182 2529c-1 0-2 1-2 2 0 3 4 3 4 0 0-1-1-2-2-2zM4295 2529c-1 0-2 1-2 2 0 3 4 3 4 0 0-1-1-2-2-2zM2750 2645c37 0 67 30 67 68 0 37-30 68-67 68s-68-31-68-68c0-38 31-68 68-68zM4387 2983c47 0 84 38 84 86v1365c0 47-37 86-84 86h-3312c-46 0-84-39-84-86v-1365c0-48 38-86 84-86zM1345 3238c-56 0-101 29-101 66v661c0 37 45 66 101 66h2772c57 0 101-29 101-66v-661c0-37-44-66-101-66zM2392 3271h635c-72 104-114 231-114 365s41 258 111 362h-628c75-101 120-226 120-362s-47-263-124-365zM1909 3282c196 0 356 160 356 354 0 196-160 356-356 356-9 0-19-1-28-2-183-14-328-167-328-354 0-185 145-338 328-353 9 0 19-1 28-1zM3562 3324c88 0 169 37 226 96 54 57 87 132 87 216 0 85-33 161-87 218-57 59-138 96-226 96-173 0-314-141-314-314 0-172 141-312 314-312zM1909 3355c-9 0-19 0-28 1-143 14-255 135-255 281s112 267 255 281c9 1 19 1 28 1 156 0 283-127 283-282s-127-282-283-282zM3279 3636c0 156 127 283 283 283 92 0 174-44 226-113 36-47 57-106 57-170 0-63-21-121-57-169-52-68-134-112-226-112-156 0-283 127-283 281zM1909 3388c138 0 250 112 250 248 0 138-112 250-250 250-9 0-19-1-28-2-124-14-222-119-222-248 0-127 98-232 222-246 9-1 19-2 28-2zM3562 3388c100 0 186 59 226 144 15 31 23 67 23 104 0 38-8 74-23 106-40 85-126 144-226 144-138 0-250-112-250-250 0-136 112-248 250-248zM1909 3409c-9 0-19 1-28 2-113 14-200 110-200 225 0 117 87 213 200 227 9 1 19 2 28 2 126 0 228-103 228-228s-102-228-228-228zM3562 3409c-126 0-229 103-229 227 0 126 103 229 229 229 115 0 210-85 226-196 1-11 2-21 2-33 0-11-1-21-2-32-16-110-111-195-226-195zM1909 3459c32 0 62 9 88 24l-15 27c22 13 41 32 54 53l27-16c15 26 24 57 24 89l-31 1c0 25-7 51-20 73l27 15c-15 27-38 50-65 65l-16-27c-22 13-47 20-73 20v31 1c-10 0-19-1-28-3-22-3-42-11-61-21l16-27c-22-13-41-32-54-54l-27 16c-15-27-24-57-24-89h31c0-26 7-51 20-73l-27-16c15-26 38-49 65-64l15 27c14-8 30-14 46-17 9-2 18-3 28-3l-1-31zM3562 3459c32 0 62 9 88 24l-15 27c22 13 41 32 54 53l27-16c15 26 24 57 24 89l-32 1c0 25-6 51-19 73l27 15c-16 27-38 50-65 65l-16-27c-22 13-47 20-73 20v31 1c-33 0-63-9-89-24l16-27c-23-13-41-32-54-54l-27 16c-16-27-24-57-25-89h32c0-26 7-51 19-73l-27-16c16-26 38-49 65-64l16 27c22-13 47-20 73-20v-31zM1135 4096c-61 0-110 49-110 109v138c0 60 49 108 110 108h3192c61 0 110-48 110-108v-138c0-60-49-109-110-109zM1535 4113h2792c52 0 93 41 93 92v138c0 50-41 92-93 92h-3192c-52 0-93-42-93-92v-138c0-51 41-92 93-92zM894 4592c25 0 45 20 45 44 0 2 0 4-1 6l-85-21c6-17 22-29 41-29zM4580 4592c24 0 44 20 44 44v6l-86-21c6-17 23-29 42-29zM933 4658c-8 14-22 23-39 23-24 0-44-20-44-44zM4618 4658c-7 14-22 23-38 23-25 0-44-20-45-44zM0 5500v-5500h5500v5500z">
          <text:p/>
        </draw:path>
        <draw:custom-shape draw:style-name="gr1" draw:text-style-name="P1" draw:layer="layout" svg:width="5.5cm" svg:height="5.5cm" svg:x="6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39cm" svg:height="0.962cm" svg:x="6.061cm" svg:y="6.3cm">
          <draw:text-box>
            <text:p text:style-name="P2"><text:span text:style-name="T1">FA-32BR</text:span></text:p>
          </draw:text-box>
        </draw:frame>
        <draw:frame draw:style-name="gr3" draw:text-style-name="P4" draw:layer="layout" svg:width="2.322cm" svg:height="1.073cm" svg:x="6.1cm" svg:y="7cm">
          <draw:text-box>
            <text:p><text:span text:style-name="T2">MT I/F</text:span></text:p>
            <text:p><text:span text:style-name="T2">PACKAGE</text:span></text:p>
          </draw:text-box>
        </draw:frame>
        <draw:frame draw:style-name="gr2" draw:text-style-name="P3" draw:layer="layout" svg:width="3.139cm" svg:height="0.962cm" svg:x="12.461cm" svg:y="6.3cm">
          <draw:text-box>
            <text:p text:style-name="P2"><text:span text:style-name="T1">FA-32BR</text:span></text:p>
          </draw:text-box>
        </draw:frame>
        <draw:frame draw:style-name="gr3" draw:text-style-name="P4" draw:layer="layout" svg:width="2.322cm" svg:height="1.073cm" svg:x="12.5cm" svg:y="7cm">
          <draw:text-box>
            <text:p><text:span text:style-name="T2">MT I/F</text:span></text:p>
            <text:p><text:span text:style-name="T2">PACKAGE</text:span></text:p>
          </draw:text-box>
        </draw:frame>
        <draw:path draw:style-name="gr4" draw:text-style-name="P5" draw:layer="layout" svg:width="5.499cm" svg:height="5.499cm" svg:x="12.4cm" svg:y="12cm" svg:viewBox="0 0 5500 5500" svg:d="M862 2301c-64 0-117 52-117 117v2254c0 65 53 117 117 117h3775c65 0 117-52 117-117v-2254c0-65-52-117-117-117-494 0-1015-1-1532-1h-1333c-319 0-625 0-910 1zM1439 2318l6 16 20 62h333c-11 3-22 9-31 16h-297l52 154 254-1c15 9 32 15 50 15s35-6 50-15h249c2 12 6 24 12 34h-606l41 127 1 4c22 56 39 100 163 100h2041c70 0 98-41 118-103l41-128h-603c6-10 10-22 12-34h253c14 9 31 15 49 15 19 0 36-6 50-15h250l50-153h-290c-10-7-20-13-32-16h327l25-76h37l-7 14-20 62h210c15-6 31-9 48-9 79 0 144 65 144 144 0 26-7 50-19 71l-70 347h-17l64-316c-26 26-62 43-102 43-80 0-145-65-145-145 0-49 25-93 63-119h-181l-105 325c-21 62-54 126-150 126h-2041c-146 0-171-62-194-121l-2-5-105-325h-172c6 4 11 9 17 14 28 26 46 64 46 105 0 80-65 145-144 145-40 0-75-16-101-42l81 315h-17l-91-350c-10-20-17-43-17-68 0-35 13-67 35-93 26-31 66-51 110-51 17 0 34 4 50 9h197l-23-73 16-5c11-6 12-5 17 0zM2373 2318h34v78h657v-78h33v78h523c-12 3-22 9-32 16h-491v153h62c2 12 7 24 13 34h-874c6-10 10-22 12-34h63v-153h-488c-9-7-20-13-31-16h519zM3064 2412h-657v153h657zM938 2444v6l-86-22c7-17 23-29 42-29 24 0 44 20 44 45zM1851 2412c30 11 52 40 52 74 0 42-34 77-77 77s-77-35-77-77c0-34 22-63 52-74 8-2 16-4 25-4s17 2 25 4zM3647 2408c9 0 18 2 25 4 31 11 53 40 53 74 0 42-35 77-78 77-42 0-77-35-77-77 0-34 22-63 53-74 7-2 16-4 24-4zM4624 2456v6l-86-21c7-17 23-29 42-29 24 0 44 20 44 44zM1182 2421c-24 0-46 7-64 20-28 20-47 53-47 90 0 62 50 111 111 111s111-49 111-111c0-42-25-79-60-98-16-8-33-12-51-12zM4295 2421c-61 0-111 49-111 110 0 62 50 111 111 111s111-49 111-111c0-61-50-110-111-110zM1182 2431c10 0 20 2 29 5 41 12 71 51 71 95 0 56-45 101-100 101-56 0-101-45-101-101 0-40 24-75 59-90 13-6 27-10 42-10zM4295 2431c55 0 100 45 100 100 0 56-44 101-100 101-55 0-101-45-101-101 0-55 45-100 101-100zM933 2465c-8 14-23 23-39 23-24 0-44-19-45-43zM4619 2478c-8 14-23 23-39 23-24 0-44-20-45-44zM2217 2473c43 0 78 35 78 77 0 5-1 10-2 15-2 13-8 24-15 34-15 17-36 29-61 29-24 0-46-12-60-29-8-10-13-21-15-34-1-5-2-10-2-15 0-42 35-77 77-77zM3330 2550c0 5-1 10-2 15-2 13-8 24-15 34-15 17-36 29-61 29-24 0-46-12-60-29-8-10-13-21-16-34-1-5-1-10-1-15 0-42 35-77 77-77 43 0 78 35 78 77zM1182 2481c-28 0-50 23-50 50 0 28 22 51 50 51 27 0 50-23 50-51 0-27-23-50-50-50zM4295 2481c-28 0-51 23-51 50 0 28 23 51 51 51 27 0 50-23 50-51 0-27-23-50-50-50zM1182 2496c19 0 35 16 35 35 0 20-16 36-35 36-20 0-36-16-36-36 0-19 16-35 36-35zM4295 2496c19 0 35 16 35 35 0 20-15 36-35 36-19 0-36-16-36-36 0-19 16-35 36-35zM1182 2529c-1 0-2 1-2 2 0 3 4 3 4 0 0-1-1-2-2-2zM4295 2529c-1 0-2 1-2 2 0 3 4 3 4 0 0-1-1-2-2-2zM2750 2645c37 0 67 30 67 68 0 37-30 68-67 68s-68-31-68-68c0-38 31-68 68-68zM4387 2983c47 0 84 38 84 86v1365c0 47-37 86-84 86h-3312c-46 0-84-39-84-86v-1365c0-48 38-86 84-86zM1345 3238c-56 0-101 29-101 66v661c0 37 45 66 101 66h2772c57 0 101-29 101-66v-661c0-37-44-66-101-66zM2392 3271h635c-72 104-114 231-114 365s41 258 111 362h-628c75-101 120-226 120-362s-47-263-124-365zM1909 3282c196 0 356 160 356 354 0 196-160 356-356 356-9 0-19-1-28-2-183-14-328-167-328-354 0-185 145-338 328-353 9 0 19-1 28-1zM3562 3324c88 0 169 37 226 96 54 57 87 132 87 216 0 85-33 161-87 218-57 59-138 96-226 96-173 0-314-141-314-314 0-172 141-312 314-312zM1909 3355c-9 0-19 0-28 1-143 14-255 135-255 281s112 267 255 281c9 1 19 1 28 1 156 0 283-127 283-282s-127-282-283-282zM3279 3636c0 156 127 283 283 283 92 0 174-44 226-113 36-47 57-106 57-170 0-63-21-121-57-169-52-68-134-112-226-112-156 0-283 127-283 281zM1909 3388c138 0 250 112 250 248 0 138-112 250-250 250-9 0-19-1-28-2-124-14-222-119-222-248 0-127 98-232 222-246 9-1 19-2 28-2zM3562 3388c100 0 186 59 226 144 15 31 23 67 23 104 0 38-8 74-23 106-40 85-126 144-226 144-138 0-250-112-250-250 0-136 112-248 250-248zM1909 3409c-9 0-19 1-28 2-113 14-200 110-200 225 0 117 87 213 200 227 9 1 19 2 28 2 126 0 228-103 228-228s-102-228-228-228zM3562 3409c-126 0-229 103-229 227 0 126 103 229 229 229 115 0 210-85 226-196 1-11 2-21 2-33 0-11-1-21-2-32-16-110-111-195-226-195zM1909 3459c32 0 62 9 88 24l-15 27c22 13 41 32 54 53l27-16c15 26 24 57 24 89l-31 1c0 25-7 51-20 73l27 15c-15 27-38 50-65 65l-16-27c-22 13-47 20-73 20v31 1c-10 0-19-1-28-3-22-3-42-11-61-21l16-27c-22-13-41-32-54-54l-27 16c-15-27-24-57-24-89h31c0-26 7-51 20-73l-27-16c15-26 38-49 65-64l15 27c14-8 30-14 46-17 9-2 18-3 28-3l-1-31zM3562 3459c32 0 62 9 88 24l-15 27c22 13 41 32 54 53l27-16c15 26 24 57 24 89l-32 1c0 25-6 51-19 73l27 15c-16 27-38 50-65 65l-16-27c-22 13-47 20-73 20v31 1c-33 0-63-9-89-24l16-27c-23-13-41-32-54-54l-27 16c-16-27-24-57-25-89h32c0-26 7-51 19-73l-27-16c16-26 38-49 65-64l16 27c22-13 47-20 73-20v-31zM1135 4096c-61 0-110 49-110 109v138c0 60 49 108 110 108h3192c61 0 110-48 110-108v-138c0-60-49-109-110-109zM1535 4113h2792c52 0 93 41 93 92v138c0 50-41 92-93 92h-3192c-52 0-93-42-93-92v-138c0-51 41-92 93-92zM894 4592c25 0 45 20 45 44 0 2 0 4-1 6l-85-21c6-17 22-29 41-29zM4580 4592c24 0 44 20 44 44v6l-86-21c6-17 23-29 42-29zM933 4658c-8 14-22 23-39 23-24 0-44-20-44-44zM4618 4658c-7 14-22 23-38 23-25 0-44-20-45-44zM0 5500v-5500h5500v5500z">
          <text:p/>
        </draw:path>
        <draw:custom-shape draw:style-name="gr4" draw:text-style-name="P5" draw:layer="layout" svg:width="5.5cm" svg:height="5.5cm" svg:x="6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39cm" svg:height="0.962cm" svg:x="6.061cm" svg:y="12.3cm">
          <draw:text-box>
            <text:p text:style-name="P2"><text:span text:style-name="T1">FA-32BR</text:span></text:p>
          </draw:text-box>
        </draw:frame>
        <draw:frame draw:style-name="gr3" draw:text-style-name="P4" draw:layer="layout" svg:width="2.322cm" svg:height="1.073cm" svg:x="6.1cm" svg:y="13cm">
          <draw:text-box>
            <text:p><text:span text:style-name="T2">MT I/F</text:span></text:p>
            <text:p><text:span text:style-name="T2">PACKAGE</text:span></text:p>
          </draw:text-box>
        </draw:frame>
        <draw:frame draw:style-name="gr2" draw:text-style-name="P3" draw:layer="layout" svg:width="3.139cm" svg:height="0.962cm" svg:x="12.461cm" svg:y="12.3cm">
          <draw:text-box>
            <text:p text:style-name="P2"><text:span text:style-name="T1">FA-32BR</text:span></text:p>
          </draw:text-box>
        </draw:frame>
        <draw:frame draw:style-name="gr3" draw:text-style-name="P4" draw:layer="layout" svg:width="2.322cm" svg:height="1.073cm" svg:x="12.5cm" svg:y="13cm">
          <draw:text-box>
            <text:p><text:span text:style-name="T2">MT I/F</text:span></text:p>
            <text:p><text:span text:style-name="T2">PACK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0530000002F7E2E77D31A630C91.png" xlink:type="simple" xlink:show="embed" xlink:actuate="onLoad"/>
    <draw:fill-image draw:name="Bitmap_20_10" draw:display-name="Bitmap 10" xlink:href="Pictures/10000201000000100000000FADFB707D479F4292.png" xlink:type="simple" xlink:show="embed" xlink:actuate="onLoad"/>
    <draw:fill-image draw:name="Bitmap_20_11" draw:display-name="Bitmap 11" xlink:href="Pictures/100002010000000F0000000F560DF292D76B6C44.png" xlink:type="simple" xlink:show="embed" xlink:actuate="onLoad"/>
    <draw:fill-image draw:name="Bitmap_20_2" draw:display-name="Bitmap 2" xlink:href="Pictures/100002010000002F0000002F59E9AADB58961239.png" xlink:type="simple" xlink:show="embed" xlink:actuate="onLoad"/>
    <draw:fill-image draw:name="Bitmap_20_3" draw:display-name="Bitmap 3" xlink:href="Pictures/100002010000002800000028EB0543CE7149358B.png" xlink:type="simple" xlink:show="embed" xlink:actuate="onLoad"/>
    <draw:fill-image draw:name="Bitmap_20_4" draw:display-name="Bitmap 4" xlink:href="Pictures/10000201000000FD00000036BD57519D11B6D9D4.png" xlink:type="simple" xlink:show="embed" xlink:actuate="onLoad"/>
    <draw:fill-image draw:name="Bitmap_20_5" draw:display-name="Bitmap 5" xlink:href="Pictures/100002010000002F0000002F19A3AC7C684C9776.png" xlink:type="simple" xlink:show="embed" xlink:actuate="onLoad"/>
    <draw:fill-image draw:name="Bitmap_20_6" draw:display-name="Bitmap 6" xlink:href="Pictures/1000020100000028000000288BEF8E04D1A9FC6E.png" xlink:type="simple" xlink:show="embed" xlink:actuate="onLoad"/>
    <draw:fill-image draw:name="Bitmap_20_7" draw:display-name="Bitmap 7" xlink:href="Pictures/100002010000000F0000000F7E8872E564C03E85.png" xlink:type="simple" xlink:show="embed" xlink:actuate="onLoad"/>
    <draw:fill-image draw:name="Bitmap_20_8" draw:display-name="Bitmap 8" xlink:href="Pictures/100002010000000F0000001024AC4FEB9A41E496.png" xlink:type="simple" xlink:show="embed" xlink:actuate="onLoad"/>
    <draw:fill-image draw:name="Bitmap_20_9" draw:display-name="Bitmap 9" xlink:href="Pictures/10000201000000100000001065CFD4849966DF9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9T10:51:55.086000000</meta:creation-date>
    <dc:date>2021-10-29T11:49:44.539000000</dc:date>
    <meta:editing-duration>PT7M19S</meta:editing-duration>
    <meta:editing-cycles>1</meta:editing-cycles>
    <meta:document-statistic meta:object-count="12"/>
    <meta:generator>LibreOffice/6.2.8.2$Windows_X86_64 LibreOffice_project/f82ddfca21ebc1e222a662a32b25c0c9d20169ee</meta:generator>
  </office:meta>
</office:document-meta>
</file>